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Text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putText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Readonly( String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Maxlength( String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Tabindex( String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Properties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nputText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Text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